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Konyvek" style:family="table" style:master-page-name="">
      <style:table-properties style:width="6.7056in" fo:margin-left="-0.0229in" style:page-number="auto" table:align="left" style:shadow="none"/>
    </style:style>
    <style:style style:name="Konyvek.A" style:family="table-column">
      <style:table-column-properties style:column-width="2.2549in"/>
    </style:style>
    <style:style style:name="Konyvek.B" style:family="table-column">
      <style:table-column-properties style:column-width="1.4507in"/>
    </style:style>
    <style:style style:name="Konyvek.C" style:family="table-column">
      <style:table-column-properties style:column-width="3in"/>
    </style:style>
    <style:style style:name="Konyvek.A1" style:family="table-cell">
      <style:table-cell-properties fo:background-color="#6699cc" fo:padding="0.0382in" fo:border-left="1pt solid #000000" fo:border-right="none" fo:border-top="1pt solid #000000" fo:border-bottom="1pt solid #000000">
        <style:background-image/>
      </style:table-cell-properties>
    </style:style>
    <style:style style:name="Konyvek.C1" style:family="table-cell">
      <style:table-cell-properties fo:background-color="#6699cc" fo:padding="0.0382in" fo:border="1pt solid #000000">
        <style:background-image/>
      </style:table-cell-properties>
    </style:style>
    <style:style style:name="Konyvek.2" style:family="table-row">
      <style:table-row-properties style:min-row-height="0.2903in"/>
    </style:style>
    <style:style style:name="Konyvek.A2" style:family="table-cell">
      <style:table-cell-properties fo:padding="0.0382in" fo:border-left="1pt solid #000000" fo:border-right="none" fo:border-top="none" fo:border-bottom="1pt solid #000000"/>
    </style:style>
    <style:style style:name="Konyvek.B2" style:family="table-cell">
      <style:table-cell-properties fo:padding="0.0382in" fo:border-left="1pt solid #000000" fo:border-right="none" fo:border-top="none" fo:border-bottom="1pt solid #000000"/>
    </style:style>
    <style:style style:name="Konyvek.C2" style:family="table-cell">
      <style:table-cell-properties fo:padding="0.0382in" fo:border-left="1pt solid #000000" fo:border-right="1pt solid #000000" fo:border-top="none" fo:border-bottom="1pt solid #000000"/>
    </style:style>
    <style:style style:name="Konyvek.A3" style:family="table-cell">
      <style:table-cell-properties fo:padding="0.0382in" fo:border-left="1pt solid #000000" fo:border-right="none" fo:border-top="none" fo:border-bottom="1pt solid #000000"/>
    </style:style>
    <style:style style:name="Konyvek.B3" style:family="table-cell">
      <style:table-cell-properties fo:padding="0.0382in" fo:border-left="1pt solid #000000" fo:border-right="none" fo:border-top="none" fo:border-bottom="1pt solid #000000"/>
    </style:style>
    <style:style style:name="Konyvek.C3" style:family="table-cell">
      <style:table-cell-properties fo:padding="0.0382in" fo:border-left="1pt solid #000000" fo:border-right="1pt solid #000000" fo:border-top="none" fo:border-bottom="1pt solid #000000"/>
    </style:style>
    <style:style style:name="Konyvek.A4" style:family="table-cell">
      <style:table-cell-properties fo:padding="0.0382in" fo:border-left="1pt solid #000000" fo:border-right="none" fo:border-top="none" fo:border-bottom="1pt solid #000000"/>
    </style:style>
    <style:style style:name="Konyvek.B4" style:family="table-cell">
      <style:table-cell-properties fo:padding="0.0382in" fo:border-left="1pt solid #000000" fo:border-right="none" fo:border-top="none" fo:border-bottom="1pt solid #000000"/>
    </style:style>
    <style:style style:name="Konyvek.C4" style:family="table-cell">
      <style:table-cell-properties fo:padding="0.0382in" fo:border-left="1pt solid #000000" fo:border-right="1pt solid #000000" fo:border-top="none" fo:border-bottom="1pt solid #000000"/>
    </style:style>
    <style:style style:name="Konyvek.A5" style:family="table-cell">
      <style:table-cell-properties fo:padding="0.0382in" fo:border-left="1pt solid #000000" fo:border-right="none" fo:border-top="none" fo:border-bottom="1pt solid #000000"/>
    </style:style>
    <style:style style:name="Konyvek.B5" style:family="table-cell">
      <style:table-cell-properties fo:padding="0.0382in" fo:border-left="1pt solid #000000" fo:border-right="none" fo:border-top="none" fo:border-bottom="1pt solid #000000"/>
    </style:style>
    <style:style style:name="Konyvek.C5" style:family="table-cell">
      <style:table-cell-properties fo:padding="0.0382in" fo:border-left="1pt solid #000000" fo:border-right="1pt solid #000000" fo:border-top="none" fo:border-bottom="1pt solid #000000"/>
    </style:style>
    <style:style style:name="Konyvek.A6" style:family="table-cell">
      <style:table-cell-properties fo:padding="0.0382in" fo:border-left="1pt solid #000000" fo:border-right="none" fo:border-top="none" fo:border-bottom="1pt solid #000000"/>
    </style:style>
    <style:style style:name="Konyvek.B6" style:family="table-cell">
      <style:table-cell-properties fo:padding="0.0382in" fo:border-left="1pt solid #000000" fo:border-right="none" fo:border-top="none" fo:border-bottom="1pt solid #000000"/>
    </style:style>
    <style:style style:name="Konyvek.C6" style:family="table-cell">
      <style:table-cell-properties fo:padding="0.0382in" fo:border-left="1pt solid #000000" fo:border-right="1pt solid #000000" fo:border-top="none" fo:border-bottom="1pt solid #000000"/>
    </style:style>
    <style:style style:name="Konyvek.A7" style:family="table-cell">
      <style:table-cell-properties fo:padding="0.0382in" fo:border-left="1pt solid #000000" fo:border-right="none" fo:border-top="none" fo:border-bottom="1pt solid #000000"/>
    </style:style>
    <style:style style:name="Konyvek.B7" style:family="table-cell">
      <style:table-cell-properties fo:padding="0.0382in" fo:border-left="1pt solid #000000" fo:border-right="none" fo:border-top="none" fo:border-bottom="1pt solid #000000"/>
    </style:style>
    <style:style style:name="Konyvek.C7" style:family="table-cell">
      <style:table-cell-properties fo:padding="0.0382in" fo:border-left="1pt solid #000000" fo:border-right="1pt solid #000000" fo:border-top="none" fo:border-bottom="1pt solid #000000"/>
    </style:style>
    <style:style style:name="P1" style:family="paragraph" style:parent-style-name="Standard">
      <style:paragraph-properties fo:text-align="center" style:justify-single-word="false"/>
      <style:text-properties fo:font-size="16pt" fo:language="hu" fo:country="HU" officeooo:rsid="000850d9" style:font-size-asian="14pt" style:font-size-complex="16pt"/>
    </style:style>
    <style:style style:name="P2" style:family="paragraph" style:parent-style-name="Standard">
      <style:paragraph-properties fo:text-align="start" style:justify-single-word="false"/>
      <style:text-properties fo:font-size="16pt" fo:language="hu" fo:country="HU" officeooo:rsid="000850d9" officeooo:paragraph-rsid="000850d9" style:font-size-asian="14pt" style:font-size-complex="16pt"/>
    </style:style>
    <style:style style:name="P3" style:family="paragraph" style:parent-style-name="Standard">
      <style:paragraph-properties fo:text-align="start" style:justify-single-word="false"/>
      <style:text-properties fo:font-size="12pt" fo:language="hu" fo:country="HU" officeooo:rsid="000850d9" officeooo:paragraph-rsid="000850d9" style:font-size-asian="10.5pt" style:font-size-complex="12pt"/>
    </style:style>
    <style:style style:name="P4" style:family="paragraph" style:parent-style-name="Standard">
      <style:text-properties fo:font-weight="normal" officeooo:rsid="0009e9f6" officeooo:paragraph-rsid="0009e9f6" style:font-weight-asian="normal" style:font-weight-complex="normal"/>
    </style:style>
    <style:style style:name="P5" style:family="paragraph" style:parent-style-name="Standard">
      <style:text-properties fo:font-weight="normal" officeooo:rsid="000ae109" officeooo:paragraph-rsid="000ae109" style:font-weight-asian="normal" style:font-weight-complex="normal"/>
    </style:style>
    <style:style style:name="P6" style:family="paragraph" style:parent-style-name="Standard">
      <style:paragraph-properties fo:text-align="start" style:justify-single-word="false"/>
      <style:text-properties fo:font-size="12pt" fo:language="hu" fo:country="HU" style:text-underline-style="none" officeooo:rsid="000850d9" officeooo:paragraph-rsid="000850d9" style:font-size-asian="10.5pt" style:font-size-complex="12pt"/>
    </style:style>
    <style:style style:name="P7" style:family="paragraph" style:parent-style-name="Standard" style:list-style-name="L1">
      <style:paragraph-properties fo:text-align="start" style:justify-single-word="false"/>
      <style:text-properties fo:font-size="12pt" fo:language="hu" fo:country="HU" style:text-underline-style="none" fo:font-weight="normal" officeooo:rsid="000850d9" officeooo:paragraph-rsid="000850d9"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language="hu" fo:country="HU" style:text-underline-style="none" fo:font-weight="normal" officeooo:rsid="0009e9f6" officeooo:paragraph-rsid="0009e9f6"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fo:language="hu" fo:country="HU" officeooo:rsid="000850d9" officeooo:paragraph-rsid="000850d9" style:font-size-asian="10.5pt" style:font-size-complex="12pt"/>
    </style:style>
    <style:style style:name="P10" style:family="paragraph" style:parent-style-name="Standard">
      <style:paragraph-properties fo:text-align="start" style:justify-single-word="false"/>
      <style:text-properties fo:color="#336666" fo:font-size="12pt" fo:language="hu" fo:country="HU" style:text-underline-style="none" fo:font-weight="bold" officeooo:rsid="000850d9" officeooo:paragraph-rsid="000850d9" style:font-size-asian="10.5pt" style:font-weight-asian="bold" style:font-size-complex="12pt" style:font-weight-complex="bold"/>
    </style:style>
    <style:style style:name="P11" style:family="paragraph" style:parent-style-name="Standard">
      <style:text-properties fo:color="#336666" fo:language="hu" fo:country="HU" style:text-underline-style="none" fo:font-weight="bold" officeooo:rsid="0009e9f6" officeooo:paragraph-rsid="0009e9f6" style:font-weight-asian="bold" style:font-weight-complex="bold"/>
    </style:style>
    <style:style style:name="P12" style:family="paragraph" style:parent-style-name="Standard">
      <style:text-properties fo:color="#336666" fo:language="hu" fo:country="HU" style:text-underline-style="none" fo:font-weight="bold" officeooo:rsid="000ae109" officeooo:paragraph-rsid="000ae109" style:font-weight-asian="bold" style:font-weight-complex="bold"/>
    </style:style>
    <style:style style:name="P13" style:family="paragraph" style:parent-style-name="Standard">
      <style:text-properties fo:language="hu" fo:country="HU" style:text-underline-style="none" fo:font-weight="normal" officeooo:rsid="000ae109" officeooo:paragraph-rsid="000ae109" style:font-weight-asian="normal" style:font-weight-complex="normal"/>
    </style:style>
    <style:style style:name="P14" style:family="paragraph" style:parent-style-name="Standard">
      <style:text-properties fo:font-weight="bold" officeooo:rsid="000ae109" officeooo:paragraph-rsid="000ae109" style:font-weight-asian="bold" style:font-weight-complex="bold"/>
    </style:style>
    <style:style style:name="P15" style:family="paragraph" style:parent-style-name="Standard">
      <style:paragraph-properties fo:text-align="center" style:justify-single-word="false"/>
      <style:text-properties fo:color="#ff0000" fo:font-size="16pt" fo:font-weight="bold" officeooo:rsid="000ecc1e" officeooo:paragraph-rsid="000ecc1e" style:font-size-asian="14pt" style:font-weight-asian="bold" style:font-size-complex="16pt" style:font-weight-complex="bold"/>
    </style:style>
    <style:style style:name="P16" style:family="paragraph" style:parent-style-name="Standard">
      <style:paragraph-properties fo:text-align="start" style:justify-single-word="false"/>
      <style:text-properties fo:color="#000000" fo:font-size="12pt" fo:font-weight="bold" officeooo:rsid="000ecc1e" officeooo:paragraph-rsid="000ecc1e" style:font-size-asian="10.5pt" style:font-weight-asian="bold" style:font-size-complex="12pt" style:font-weight-complex="bold"/>
    </style:style>
    <style:style style:name="P17" style:family="paragraph" style:parent-style-name="Standard">
      <style:paragraph-properties fo:text-align="center" style:justify-single-word="false"/>
      <style:text-properties fo:color="#000000" fo:font-size="12pt" style:text-underline-style="solid" style:text-underline-width="auto" style:text-underline-color="font-color" fo:font-weight="bold" officeooo:rsid="000ecc1e" officeooo:paragraph-rsid="000ecc1e" style:font-size-asian="10.5pt" style:font-weight-asian="bold" style:font-size-complex="12pt" style:font-weight-complex="bold"/>
    </style:style>
    <style:style style:name="P18" style:family="paragraph" style:parent-style-name="Standard" style:master-page-name="">
      <style:paragraph-properties fo:margin-left="0in" fo:margin-right="0in" fo:text-indent="0in" style:auto-text-indent="false" style:page-number="auto"/>
      <style:text-properties fo:font-weight="bold" officeooo:rsid="000ae109" officeooo:paragraph-rsid="000ae109" style:font-weight-asian="bold" style:font-weight-complex="bold"/>
    </style:style>
    <style:style style:name="P19" style:family="paragraph" style:parent-style-name="Table_20_Contents">
      <style:paragraph-properties fo:text-align="start" style:justify-single-word="false"/>
      <style:text-properties fo:font-size="12pt" officeooo:rsid="000ecc1e" officeooo:paragraph-rsid="000ecc1e" style:font-size-asian="10.5pt" style:font-size-complex="12pt"/>
    </style:style>
    <style:style style:name="P20" style:family="paragraph" style:parent-style-name="Table_20_Contents">
      <style:paragraph-properties fo:text-align="center" style:justify-single-word="false"/>
      <style:text-properties fo:font-size="12pt" officeooo:rsid="000ecc1e" officeooo:paragraph-rsid="000ecc1e" style:font-size-asian="10.5pt" style:font-size-complex="12pt"/>
    </style:style>
    <style:style style:name="P21" style:family="paragraph" style:parent-style-name="Table_20_Contents">
      <style:paragraph-properties fo:margin-left="0in" fo:margin-right="-0.5618in" fo:text-align="start" style:justify-single-word="false" fo:text-indent="0in" style:auto-text-indent="false" text:number-lines="false" text:line-number="0"/>
      <style:text-properties fo:font-size="12pt" officeooo:rsid="000ecc1e" officeooo:paragraph-rsid="000ecc1e" style:font-size-asian="10.5pt" style:font-size-complex="12pt"/>
    </style:style>
    <style:style style:name="P22" style:family="paragraph" style:parent-style-name="Table_20_Contents">
      <style:paragraph-properties fo:margin-left="0in" fo:margin-right="0in" fo:text-align="center" style:justify-single-word="false" fo:text-indent="0in" style:auto-text-indent="false" text:number-lines="false" text:line-number="0"/>
      <style:text-properties fo:font-size="12pt" officeooo:rsid="000ecc1e" officeooo:paragraph-rsid="000ecc1e" style:font-size-asian="10.5pt" style:font-size-complex="12pt"/>
    </style:style>
    <style:style style:name="T1" style:family="text">
      <style:text-properties style:text-underline-style="none"/>
    </style:style>
    <style:style style:name="T2" style:family="text">
      <style:text-properties fo:language="hu" fo:country="HU"/>
    </style:style>
    <style:style style:name="T3" style:family="text">
      <style:text-properties fo:language="hu" fo:country="HU" style:text-underline-style="none"/>
    </style:style>
    <style:style style:name="T4" style:family="text">
      <style:text-properties fo:language="hu" fo:country="HU" style:text-underline-style="none" officeooo:rsid="0009e9f6"/>
    </style:style>
    <style:style style:name="T5" style:family="text">
      <style:text-properties fo:language="hu" fo:country="HU" style:text-underline-style="none" officeooo:rsid="000ae109"/>
    </style:style>
    <style:style style:name="T6" style:family="text">
      <style:text-properties fo:language="hu" fo:country="HU" style:text-underline-style="none" fo:font-weight="normal" style:font-weight-asian="normal" style:font-weight-complex="normal"/>
    </style:style>
    <style:style style:name="T7" style:family="text">
      <style:text-properties fo:color="#336666"/>
    </style:style>
    <style:style style:name="T8" style:family="text">
      <style:text-properties fo:color="#336666" style:text-underline-style="none"/>
    </style:style>
    <style:style style:name="T9" style:family="text">
      <style:text-properties fo:color="#ff0000" fo:font-size="16pt" style:text-underline-style="none"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s</text:p>
      <text:p text:style-name="P1"/>
      <text:p text:style-name="P2"><text:tab/><text:span text:style-name="T7">A </text:span><text:span text:style-name="T8">Books alapotlete:</text:span></text:p>
      <text:p text:style-name="P6"><text:tab/>A Books lenyegebe egy elektronikus olvasonaplo aminek vannak kulombozo funkcioi. Ezek a funkciok segitenek eldonteni egy konyvrol hogy erdemes e elolvasnunk, az a mufaj e amit mi szeretnenk stb.</text:p>
      <text:p text:style-name="P6"><text:tab/>A konyvekhez tudunk hozzafuzni kulon megjegyzeseket,ertekelhetjuk azt illetve ha szakirodalom vagy barmi mas jellegu irodalomrol van szo de nem epp hetkoznapi nyelvezetet hasznal keszithetunk egy amolyan szotarat hozza hogy ezzel megkonnyitsuk masok olvasasat.</text:p>
      <text:p text:style-name="P6">Egy adott konyvrol meg felkerulhetnek kepek is kulombozo kiadoktol illetve, hogy hol lehet beszerezni, tovabba feltolthetjuk a konyvet elektronikus(pdf) formaba is(ha az nem serti a szerzoi jogokat)</text:p>
      <text:p text:style-name="P9"><text:span text:style-name="T1"><text:tab/><text:line-break/></text:span><text:span text:style-name="T9">Funkciok</text:span></text:p>
      <text:list xml:id="list279439864145978008" text:style-name="L1">
        <text:list-item>
          <text:p text:style-name="P7">konyvek bevezetese</text:p>
        </text:list-item>
        <text:list-item>
          <text:p text:style-name="P8">kommentek</text:p>
        </text:list-item>
        <text:list-item>
          <text:p text:style-name="P7">szotar</text:p>
        </text:list-item>
        <text:list-item>
          <text:p text:style-name="P7">konyvek ertekelese</text:p>
        </text:list-item>
      </text:list>
      <text:p text:style-name="P3"/>
      <text:p text:style-name="P10">1. Konyvek bevezetese</text:p>
      <text:p text:style-name="Standard"><text:span text:style-name="T1"><text:tab/></text:span><text:span text:style-name="T3">Ebben a modulban bevezetunk egy egy konyvet,</text:span><text:span text:style-name="T4"> </text:span><text:span text:style-name="T2">annak</text:span><text:span text:style-name="T4"> irojat, kiadojat, a kiadas evet, leirasat es meg nehany alap informaciot.</text:span></text:p>
      <text:p text:style-name="Standard"/>
      <text:p text:style-name="P11">2. Kommentek</text:p>
      <text:p text:style-name="P4"><text:span text:style-name="T3"><text:tab/>Minden egyes konyvhoz a felhasznalo tud kulon kommenteket irn</text:span><text:span text:style-name="T5">i</text:span></text:p>
      <text:p text:style-name="P4"/>
      <text:p text:style-name="P12">3. Szotar</text:p>
      <text:p text:style-name="P13"><text:tab/>A kulombozo szakszavakat, nehezebb nem mindennapi kifejezeseket be lehet vezetni egy szotarba es melle rendelni egy magyarazatot</text:p>
      <text:p text:style-name="P5"/>
      <text:p text:style-name="P12">4. Ertekeles</text:p>
      <text:p text:style-name="P18"><text:span text:style-name="T3"><text:tab/></text:span><text:span text:style-name="T6">A konyveket kulon lehet ertkeleni egy 1-5 skalan, minden felhasznalo kulon ertekelhe minden konyvet, ezek az ertekelese el vannak tarolva egy adattablaba s onnan elohivhatok.</text:span></text:p>
      <text:p text:style-name="P14"/>
      <text:p text:style-name="P15"><text:span text:style-name="T6">Adatbazis modell</text:span></text:p>
      <text:p text:style-name="P16"/>
      <text:p text:style-name="P17">Book Table</text:p>
      <text:p text:style-name="P17"/>
      <table:table table:name="Konyvek" table:style-name="Konyvek">
        <table:table-column table:style-name="Konyvek.A"/>
        <table:table-column table:style-name="Konyvek.B"/>
        <table:table-column table:style-name="Konyvek.C"/>
        <table:table-row>
          <table:table-cell table:style-name="Konyvek.A1" office:value-type="string">
            <text:p text:style-name="P22">Field name</text:p>
          </table:table-cell>
          <table:table-cell table:style-name="Konyvek.A1" office:value-type="string">
            <text:p text:style-name="P20">Type</text:p>
          </table:table-cell>
          <table:table-cell table:style-name="Konyvek.C1" office:value-type="string">
            <text:p text:style-name="P20">Description</text:p>
          </table:table-cell>
        </table:table-row>
        <table:table-row table:style-name="Konyvek.2">
          <table:table-cell table:style-name="Konyvek.A5" office:value-type="string">
            <text:p text:style-name="P19">id</text:p>
          </table:table-cell>
          <table:table-cell table:style-name="Konyvek.B5" office:value-type="string">
            <text:p text:style-name="P19">int(Primary key)</text:p>
          </table:table-cell>
          <table:table-cell table:style-name="Konyvek.C5" office:value-type="string">
            <text:p text:style-name="P19">Book id</text:p>
          </table:table-cell>
        </table:table-row>
        <table:table-row table:style-name="Konyvek.2">
          <table:table-cell table:style-name="Konyvek.A5" office:value-type="string">
            <text:p text:style-name="P19">title</text:p>
          </table:table-cell>
          <table:table-cell table:style-name="Konyvek.B5" office:value-type="string">
            <text:p text:style-name="P19">varchar(128)</text:p>
          </table:table-cell>
          <table:table-cell table:style-name="Konyvek.C5" office:value-type="string">
            <text:p text:style-name="P19">Title of book</text:p>
          </table:table-cell>
        </table:table-row>
        <table:table-row table:style-name="Konyvek.2">
          <table:table-cell table:style-name="Konyvek.A5" office:value-type="string">
            <text:p text:style-name="P19">author_id</text:p>
          </table:table-cell>
          <table:table-cell table:style-name="Konyvek.B5" office:value-type="string">
            <text:p text:style-name="P19">int(index key)</text:p>
          </table:table-cell>
          <table:table-cell table:style-name="Konyvek.C5" office:value-type="string">
            <text:p text:style-name="P19">Id of the author</text:p>
          </table:table-cell>
        </table:table-row>
        <table:table-row table:style-name="Konyvek.2">
          <table:table-cell table:style-name="Konyvek.A5" office:value-type="string">
            <text:p text:style-name="P19">publisher_id</text:p>
          </table:table-cell>
          <table:table-cell table:style-name="Konyvek.B5" office:value-type="string">
            <text:p text:style-name="P19">int(index key)</text:p>
          </table:table-cell>
          <table:table-cell table:style-name="Konyvek.C5" office:value-type="string">
            <text:p text:style-name="P19">Id of the publisher</text:p>
          </table:table-cell>
        </table:table-row>
        <table:table-row table:style-name="Konyvek.2">
          <table:table-cell table:style-name="Konyvek.A6" office:value-type="string">
            <text:p text:style-name="P19">publishing_date</text:p>
          </table:table-cell>
          <table:table-cell table:style-name="Konyvek.B6" office:value-type="string">
            <text:p text:style-name="P19">timestamp</text:p>
          </table:table-cell>
          <table:table-cell table:style-name="Konyvek.C6" office:value-type="string">
            <text:p text:style-name="P19">The date when the book was published</text:p>
          </table:table-cell>
        </table:table-row>
        <table:table-row table:style-name="Konyvek.2">
          <table:table-cell table:style-name="Konyvek.A7" office:value-type="string">
            <text:p text:style-name="P19">creation_date</text:p>
          </table:table-cell>
          <table:table-cell table:style-name="Konyvek.B7" office:value-type="string">
            <text:p text:style-name="P19">timestamp</text:p>
          </table:table-cell>
          <table:table-cell table:style-name="Konyvek.C7" office:value-type="string">
            <text:p text:style-name="P21">The date when the book was inserted</text:p>
          </table:table-cell>
        </table:table-row>
      </table:table>
      <text:p text:style-name="P16"/>
      <text:p text:style-name="P16"/>
      <text:p text:style-name="P16"><text:soft-page-break/><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3:23:15.170272000</meta:creation-date>
    <dc:date>2014-10-01T17:50:01.850757000</dc:date>
    <meta:editing-duration>PT2H9M55S</meta:editing-duration>
    <meta:editing-cycles>5</meta:editing-cycles>
    <meta:generator>LibreOffice/4.3.2.2$MacOSX_X86_64 LibreOffice_project/edfb5295ba211bd31ad47d0bad0118690f76407d</meta:generator>
    <meta:document-statistic meta:table-count="1" meta:image-count="0" meta:object-count="0" meta:page-count="2" meta:paragraph-count="41" meta:word-count="233" meta:character-count="1601" meta:non-whitespace-character-count="1404"/>
  </office:meta>
</office:document-meta>
</file>